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313in" fo:margin-left="-0.075in" fo:margin-top="0in" fo:margin-bottom="0in" table:align="left" style:writing-mode="lr-tb"/>
    </style:style>
    <style:style style:name="Table1.A" style:family="table-column">
      <style:table-column-properties style:column-width="1.059in"/>
    </style:style>
    <style:style style:name="Table1.B" style:family="table-column">
      <style:table-column-properties style:column-width="1.3389in"/>
    </style:style>
    <style:style style:name="Table1.C" style:family="table-column">
      <style:table-column-properties style:column-width="2.0667in"/>
    </style:style>
    <style:style style:name="Table1.D" style:family="table-column">
      <style:table-column-properties style:column-width="1.5667in"/>
    </style:style>
    <style:style style:name="Table1.1" style:family="table-row">
      <style:table-row-properties style:keep-together="true" fo:keep-together="auto"/>
    </style:style>
    <style:style style:name="Table1.A1" style:family="table-cell">
      <style:table-cell-properties style:border-line-width-bottom="0.0007in 0.0139in 0.0007in" fo:padding-left="0.075in" fo:padding-right="0.075in" fo:padding-top="0in" fo:padding-bottom="0in" fo:border-left="0.0069in solid #00000a" fo:border-right="0.0069in solid #00000a" fo:border-top="0.0069in solid #00000a" fo:border-bottom="0.0153in double #00000a"/>
    </style:style>
    <style:style style:name="Table1.A2" style:family="table-cell">
      <style:table-cell-properties style:border-line-width-top="0.0007in 0.0139in 0.0007in" fo:padding-left="0.075in" fo:padding-right="0.075in" fo:padding-top="0in" fo:padding-bottom="0in" fo:border-left="0.0069in solid #00000a" fo:border-right="0.0069in solid #00000a" fo:border-top="0.0153in double #00000a" fo:border-bottom="0.0069in solid #00000a"/>
    </style:style>
    <style:style style:name="Table1.B3" style:family="table-cell">
      <style:table-cell-properties fo:padding-left="0.075in" fo:padding-right="0.075in" fo:padding-top="0in" fo:padding-bottom="0in" fo:border="0.0069in solid #00000a"/>
    </style:style>
    <style:style style:name="P1" style:family="paragraph" style:parent-style-name="List_20_Paragraph">
      <style:text-properties fo:language="bg" fo:country="BG"/>
    </style:style>
    <style:style style:name="P2" style:family="paragraph" style:parent-style-name="List_20_Paragraph">
      <style:paragraph-properties fo:margin-left="0in" fo:margin-right="0in" fo:text-indent="0in" style:auto-text-indent="false"/>
      <style:text-properties fo:font-weight="bold" style:font-weight-asian="bold"/>
    </style:style>
    <style:style style:name="P3" style:family="paragraph" style:parent-style-name="List_20_Paragraph">
      <style:paragraph-properties fo:margin-left="0in" fo:margin-right="0in" fo:text-align="center" style:justify-single-word="false" fo:text-indent="0in" style:auto-text-indent="false"/>
      <style:text-properties fo:font-weight="bold" style:font-weight-asian="bold"/>
    </style:style>
    <style:style style:name="P4" style:family="paragraph" style:parent-style-name="List_20_Paragraph">
      <style:paragraph-properties fo:margin-left="0in" fo:margin-right="0in" fo:text-indent="0in" style:auto-text-indent="false"/>
      <style:text-properties fo:language="bg" fo:country="BG" fo:font-weight="bold" style:font-weight-asian="bold"/>
    </style:style>
    <style:style style:name="P5" style:family="paragraph" style:parent-style-name="List_20_Paragraph">
      <style:paragraph-properties fo:margin-left="0in" fo:margin-right="0in" fo:text-indent="0in" style:auto-text-indent="false"/>
      <style:text-properties fo:language="en" fo:country="US" fo:font-weight="bold" style:font-weight-asian="bold"/>
    </style:style>
    <style:style style:name="P6" style:family="paragraph" style:parent-style-name="List_20_Paragraph">
      <style:paragraph-properties fo:margin-left="0in" fo:margin-right="0in" fo:margin-top="0in" fo:margin-bottom="0in" fo:line-height="100%" fo:text-indent="0in" style:auto-text-indent="false"/>
    </style:style>
    <style:style style:name="P7" style:family="paragraph" style:parent-style-name="List_20_Paragraph">
      <style:paragraph-properties fo:margin-left="0in" fo:margin-right="0in" fo:margin-top="0in" fo:margin-bottom="0in" fo:line-height="100%" fo:text-indent="0in" style:auto-text-indent="false"/>
      <style:text-properties fo:language="bg" fo:country="BG"/>
    </style:style>
    <style:style style:name="P8" style:family="paragraph" style:parent-style-name="List_20_Paragraph">
      <style:paragraph-properties fo:margin-left="0in" fo:margin-right="0in" fo:margin-top="0in" fo:margin-bottom="0in" fo:line-height="100%" fo:text-indent="0in" style:auto-text-indent="false"/>
      <style:text-properties fo:language="en" fo:country="US"/>
    </style:style>
    <style:style style:name="P9" style:family="paragraph" style:parent-style-name="List_20_Paragraph">
      <style:paragraph-properties fo:margin-left="0in" fo:margin-right="0in" fo:margin-top="0in" fo:margin-bottom="0in" fo:line-height="100%" fo:text-indent="0in" style:auto-text-indent="false"/>
      <style:text-properties fo:font-weight="bold" style:font-weight-asian="bold"/>
    </style:style>
    <style:style style:name="P10" style:family="paragraph" style:parent-style-name="List_20_Paragraph">
      <style:paragraph-properties fo:margin-left="0in" fo:margin-right="0in" fo:margin-top="0in" fo:margin-bottom="0in" fo:line-height="100%" fo:text-indent="0in" style:auto-text-indent="false"/>
      <style:text-properties fo:color="#0066cc"/>
    </style:style>
    <style:style style:name="P11" style:family="paragraph" style:parent-style-name="List_20_Paragraph">
      <style:paragraph-properties fo:margin-left="0in" fo:margin-right="0in" fo:margin-top="0in" fo:margin-bottom="0in" fo:line-height="100%" fo:text-indent="0in" style:auto-text-indent="false"/>
      <style:text-properties fo:color="#0066cc" fo:font-weight="bold" style:font-weight-asian="bold"/>
    </style:style>
    <style:style style:name="P12" style:family="paragraph" style:parent-style-name="List_20_Paragraph">
      <style:paragraph-properties fo:margin-left="0in" fo:margin-right="0in" fo:margin-top="0in" fo:margin-bottom="0in" fo:line-height="100%" fo:text-indent="0in" style:auto-text-indent="false"/>
      <style:text-properties fo:color="#0066cc" fo:language="en" fo:country="US"/>
    </style:style>
    <style:style style:name="P13" style:family="paragraph" style:parent-style-name="List_20_Paragraph">
      <style:paragraph-properties fo:margin-left="0in" fo:margin-right="0in" fo:margin-top="0in" fo:margin-bottom="0in" fo:line-height="100%" fo:text-indent="0in" style:auto-text-indent="false"/>
      <style:text-properties fo:color="#ff0000" fo:language="en" fo:country="US"/>
    </style:style>
    <style:style style:name="P14" style:family="paragraph" style:parent-style-name="List_20_Paragraph">
      <style:paragraph-properties fo:margin-left="0in" fo:margin-right="0in" fo:margin-top="0in" fo:margin-bottom="0in" fo:line-height="100%" fo:text-indent="0in" style:auto-text-indent="false"/>
      <style:text-properties fo:color="#ff0000"/>
    </style:style>
    <style:style style:name="P15" style:family="paragraph" style:parent-style-name="List_20_Paragraph">
      <style:paragraph-properties fo:margin-left="0in" fo:margin-right="0in" fo:margin-top="0in" fo:margin-bottom="0in" fo:line-height="100%" fo:text-indent="0in" style:auto-text-indent="false"/>
      <style:text-properties fo:color="#83caff"/>
    </style:style>
    <style:style style:name="P16" style:family="paragraph" style:parent-style-name="List_20_Paragraph">
      <style:paragraph-properties fo:margin-left="0in" fo:margin-right="0in" fo:margin-top="0in" fo:margin-bottom="0in" fo:line-height="100%" fo:text-indent="0.0728in" style:auto-text-indent="false"/>
    </style:style>
    <style:style style:name="P17" style:family="paragraph" style:parent-style-name="List_20_Paragraph">
      <style:paragraph-properties fo:margin-left="1.5in" fo:margin-right="0in" fo:text-indent="0in" style:auto-text-indent="false"/>
      <style:text-properties fo:language="en" fo:country="US"/>
    </style:style>
    <style:style style:name="P18" style:family="paragraph" style:parent-style-name="List_20_Paragraph">
      <style:paragraph-properties fo:margin-left="0.9846in" fo:margin-right="0in" fo:text-indent="0in" style:auto-text-indent="false"/>
      <style:text-properties fo:language="en" fo:country="US"/>
    </style:style>
    <style:style style:name="P19" style:family="paragraph" style:parent-style-name="No_20_Spacing">
      <style:text-properties fo:language="en" fo:country="US"/>
    </style:style>
    <style:style style:name="P20" style:family="paragraph" style:parent-style-name="No_20_Spacing">
      <style:text-properties fo:language="en" fo:country="US" fo:font-weight="bold" style:font-weight-asian="bold"/>
    </style:style>
    <style:style style:name="P21" style:family="paragraph" style:parent-style-name="No_20_Spacing">
      <style:paragraph-properties fo:margin-left="0.5in" fo:margin-right="0in" fo:text-indent="0in" style:auto-text-indent="false"/>
      <style:text-properties fo:language="en" fo:country="US" fo:font-weight="bold" style:font-weight-asian="bold"/>
    </style:style>
    <style:style style:name="P22" style:family="paragraph" style:parent-style-name="Standard">
      <style:text-properties fo:language="en" fo:country="US"/>
    </style:style>
    <style:style style:name="P23" style:family="paragraph" style:parent-style-name="Standard">
      <style:paragraph-properties fo:text-align="justify" style:justify-single-word="false"/>
    </style:style>
    <style:style style:name="P24" style:family="paragraph" style:parent-style-name="Standard">
      <style:text-properties fo:color="#ff0000" fo:language="bg" fo:country="BG"/>
    </style:style>
    <style:style style:name="P25" style:family="paragraph" style:parent-style-name="Standard">
      <style:paragraph-properties fo:margin-top="0in" fo:margin-bottom="0in" fo:line-height="100%"/>
      <style:text-properties fo:color="#0066cc"/>
    </style:style>
    <style:style style:name="P26" style:family="paragraph" style:parent-style-name="List_20_Paragraph" style:master-page-name="Standard">
      <style:paragraph-properties fo:margin-left="0in" fo:margin-right="0in" fo:text-align="center" style:justify-single-word="false" fo:text-indent="0in" style:auto-text-indent="false" style:page-number="auto"/>
      <style:text-properties fo:font-weight="bold" style:font-weight-asian="bold"/>
    </style:style>
    <style:style style:name="P27" style:family="paragraph" style:parent-style-name="List_20_Paragraph" style:list-style-name="WWNum1">
      <style:paragraph-properties fo:margin-left="0in" fo:margin-right="0in" fo:text-indent="0in" style:auto-text-indent="false"/>
      <style:text-properties fo:language="en" fo:country="US" fo:font-weight="bold" style:font-weight-asian="bold"/>
    </style:style>
    <style:style style:name="P28" style:family="paragraph" style:parent-style-name="List_20_Paragraph" style:list-style-name="WWNum29"/>
    <style:style style:name="P29" style:family="paragraph" style:parent-style-name="List_20_Paragraph" style:list-style-name="WWNum12">
      <style:text-properties fo:language="en" fo:country="US"/>
    </style:style>
    <style:style style:name="P30" style:family="paragraph" style:parent-style-name="List_20_Paragraph" style:list-style-name="WWNum13">
      <style:text-properties fo:language="en" fo:country="US"/>
    </style:style>
    <style:style style:name="P31" style:family="paragraph" style:parent-style-name="List_20_Paragraph" style:list-style-name="WWNum4">
      <style:text-properties fo:language="en" fo:country="US"/>
    </style:style>
    <style:style style:name="P32" style:family="paragraph" style:parent-style-name="List_20_Paragraph" style:list-style-name="WWNum14">
      <style:text-properties fo:language="en" fo:country="US"/>
    </style:style>
    <style:style style:name="P33" style:family="paragraph" style:parent-style-name="List_20_Paragraph" style:list-style-name="WWNum14"/>
    <style:style style:name="P34" style:family="paragraph" style:parent-style-name="List_20_Paragraph" style:list-style-name="WWNum18">
      <style:paragraph-properties fo:margin-left="0.0236in" fo:margin-right="0in" fo:margin-top="0in" fo:margin-bottom="0in" fo:line-height="100%" fo:text-indent="-0.0827in" style:auto-text-indent="false"/>
      <style:text-properties fo:color="#0066cc"/>
    </style:style>
    <style:style style:name="P35" style:family="paragraph" style:parent-style-name="List_20_Paragraph" style:list-style-name="WWNum22">
      <style:paragraph-properties fo:margin-left="0.0236in" fo:margin-right="0in" fo:margin-top="0in" fo:margin-bottom="0in" fo:line-height="100%" fo:text-indent="-0.0827in" style:auto-text-indent="false"/>
      <style:text-properties fo:color="#0066cc"/>
    </style:style>
    <style:style style:name="P36" style:family="paragraph" style:parent-style-name="List_20_Paragraph" style:list-style-name="WWNum28">
      <style:paragraph-properties fo:margin-left="0.0236in" fo:margin-right="0in" fo:margin-top="0in" fo:margin-bottom="0in" fo:line-height="100%" fo:text-indent="-0.0827in" style:auto-text-indent="false"/>
      <style:text-properties fo:color="#0066cc"/>
    </style:style>
    <style:style style:name="P37" style:family="paragraph" style:parent-style-name="List_20_Paragraph" style:list-style-name="WWNum24">
      <style:paragraph-properties fo:margin-left="0.0236in" fo:margin-right="0in" fo:margin-top="0in" fo:margin-bottom="0in" fo:line-height="100%" fo:text-indent="-0.0827in" style:auto-text-indent="false"/>
      <style:text-properties fo:color="#0066cc"/>
    </style:style>
    <style:style style:name="P38" style:family="paragraph" style:parent-style-name="List_20_Paragraph" style:list-style-name="WWNum25">
      <style:paragraph-properties fo:margin-left="0.0236in" fo:margin-right="0in" fo:margin-top="0in" fo:margin-bottom="0in" fo:line-height="100%" fo:text-indent="-0.0827in" style:auto-text-indent="false"/>
      <style:text-properties fo:color="#0066cc"/>
    </style:style>
    <style:style style:name="P39" style:family="paragraph" style:parent-style-name="List_20_Paragraph" style:list-style-name="WWNum20">
      <style:paragraph-properties fo:margin-left="0.0236in" fo:margin-right="0in" fo:margin-top="0in" fo:margin-bottom="0in" fo:line-height="100%" fo:text-indent="-0.0827in" style:auto-text-indent="false"/>
    </style:style>
    <style:style style:name="P40" style:family="paragraph" style:parent-style-name="List_20_Paragraph" style:list-style-name="WWNum26">
      <style:paragraph-properties fo:margin-left="0.0236in" fo:margin-right="0in" fo:margin-top="0in" fo:margin-bottom="0in" fo:line-height="100%" fo:text-indent="-0.0827in" style:auto-text-indent="false"/>
    </style:style>
    <style:style style:name="P41" style:family="paragraph" style:parent-style-name="List_20_Paragraph" style:list-style-name="WWNum27">
      <style:paragraph-properties fo:margin-left="0.0236in" fo:margin-right="0in" fo:margin-top="0in" fo:margin-bottom="0in" fo:line-height="100%" fo:text-indent="-0.0827in" style:auto-text-indent="false"/>
    </style:style>
    <style:style style:name="P42" style:family="paragraph" style:parent-style-name="List_20_Paragraph" style:list-style-name="WWNum20">
      <style:paragraph-properties fo:margin-left="0.0236in" fo:margin-right="0in" fo:margin-top="0in" fo:margin-bottom="0in" fo:line-height="100%" fo:text-indent="-0.0827in" style:auto-text-indent="false"/>
      <style:text-properties fo:color="#ff0000"/>
    </style:style>
    <style:style style:name="P43" style:family="paragraph" style:parent-style-name="List_20_Paragraph" style:list-style-name="WWNum21">
      <style:paragraph-properties fo:margin-left="0.0236in" fo:margin-right="0in" fo:margin-top="0in" fo:margin-bottom="0in" fo:line-height="100%" fo:text-indent="-0.0827in" style:auto-text-indent="false"/>
      <style:text-properties fo:color="#ff0000"/>
    </style:style>
    <style:style style:name="P44" style:family="paragraph" style:parent-style-name="List_20_Paragraph" style:list-style-name="WWNum26">
      <style:paragraph-properties fo:margin-left="0.0236in" fo:margin-right="0in" fo:margin-top="0in" fo:margin-bottom="0in" fo:line-height="100%" fo:text-indent="-0.0827in" style:auto-text-indent="false"/>
      <style:text-properties fo:color="#ff0000"/>
    </style:style>
    <style:style style:name="P45" style:family="paragraph" style:parent-style-name="List_20_Paragraph" style:list-style-name="WWNum20">
      <style:paragraph-properties fo:margin-left="0.0236in" fo:margin-right="0in" fo:margin-top="0in" fo:margin-bottom="0in" fo:line-height="100%" fo:text-indent="-0.0827in" style:auto-text-indent="false"/>
      <style:text-properties fo:color="#9999ff"/>
    </style:style>
    <style:style style:name="P46" style:family="paragraph" style:parent-style-name="List_20_Paragraph" style:list-style-name="WWNum25">
      <style:paragraph-properties fo:margin-left="0.0236in" fo:margin-right="0in" fo:margin-top="0in" fo:margin-bottom="0in" fo:line-height="100%" fo:text-indent="-0.0827in" style:auto-text-indent="false"/>
      <style:text-properties fo:color="#9999ff"/>
    </style:style>
    <style:style style:name="P47" style:family="paragraph" style:parent-style-name="List_20_Paragraph" style:list-style-name="WWNum23">
      <style:paragraph-properties fo:margin-left="0.0236in" fo:margin-right="0in" fo:margin-top="0in" fo:margin-bottom="0in" fo:line-height="100%" fo:text-indent="-0.0827in" style:auto-text-indent="false"/>
      <style:text-properties fo:color="#83caff"/>
    </style:style>
    <style:style style:name="P48" style:family="paragraph" style:parent-style-name="List_20_Paragraph" style:list-style-name="WWNum16">
      <style:paragraph-properties fo:margin-left="0.0236in" fo:margin-right="0in" fo:margin-top="0in" fo:margin-bottom="0in" fo:line-height="100%" fo:text-indent="-0.098in" style:auto-text-indent="false"/>
      <style:text-properties fo:color="#0066cc"/>
    </style:style>
    <style:style style:name="P49" style:family="paragraph" style:parent-style-name="List_20_Paragraph" style:list-style-name="WWNum17">
      <style:paragraph-properties fo:margin-left="0.0236in" fo:margin-right="0in" fo:margin-top="0in" fo:margin-bottom="0in" fo:line-height="100%" fo:text-indent="-0.098in" style:auto-text-indent="false"/>
      <style:text-properties fo:color="#0066cc"/>
    </style:style>
    <style:style style:name="P50" style:family="paragraph" style:parent-style-name="List_20_Paragraph" style:list-style-name="WWNum16">
      <style:paragraph-properties fo:margin-left="0.0236in" fo:margin-right="0in" fo:margin-top="0in" fo:margin-bottom="0in" fo:line-height="100%" fo:text-indent="-0.098in" style:auto-text-indent="false"/>
    </style:style>
    <style:style style:name="P51" style:family="paragraph" style:parent-style-name="List_20_Paragraph" style:list-style-name="WWNum16">
      <style:paragraph-properties fo:margin-left="0.0236in" fo:margin-right="0in" fo:margin-top="0in" fo:margin-bottom="0in" fo:line-height="100%" fo:text-indent="-0.098in" style:auto-text-indent="false"/>
      <style:text-properties fo:color="#ff0000"/>
    </style:style>
    <style:style style:name="P52" style:family="paragraph" style:parent-style-name="List_20_Paragraph" style:list-style-name="WWNum19">
      <style:paragraph-properties fo:margin-left="0.0236in" fo:margin-right="0in" fo:margin-top="0in" fo:margin-bottom="0in" fo:line-height="100%" fo:text-indent="-0.0984in" style:auto-text-indent="false"/>
      <style:text-properties fo:color="#66ccff"/>
    </style:style>
    <style:style style:name="P53" style:family="paragraph" style:parent-style-name="List_20_Paragraph" style:list-style-name="WWNum19">
      <style:paragraph-properties fo:margin-left="0.0236in" fo:margin-right="0in" fo:margin-top="0in" fo:margin-bottom="0in" fo:line-height="100%" fo:text-indent="-0.0984in" style:auto-text-indent="false"/>
      <style:text-properties fo:color="#ff0000"/>
    </style:style>
    <style:style style:name="P54" style:family="paragraph" style:parent-style-name="List_20_Paragraph" style:list-style-name="WWNum22">
      <style:paragraph-properties fo:margin-left="0.1811in" fo:margin-right="0in" fo:margin-top="0in" fo:margin-bottom="0in" fo:line-height="100%" fo:text-indent="-0.152in" style:auto-text-indent="false"/>
      <style:text-properties fo:color="#0066cc"/>
    </style:style>
    <style:style style:name="P55" style:family="paragraph" style:parent-style-name="List_20_Paragraph" style:list-style-name="WWNum1">
      <style:paragraph-properties fo:margin-left="0.1972in" fo:margin-right="0in" fo:text-indent="0in" style:auto-text-indent="false"/>
      <style:text-properties fo:language="en" fo:country="US" fo:font-weight="bold" style:font-weight-asian="bold"/>
    </style:style>
    <style:style style:name="P56" style:family="paragraph" style:parent-style-name="List_20_Paragraph" style:list-style-name="WWNum1">
      <style:paragraph-properties fo:margin-left="0.4925in" fo:margin-right="0in" fo:text-indent="0in" style:auto-text-indent="false"/>
      <style:text-properties fo:language="en" fo:country="US"/>
    </style:style>
    <style:style style:name="P57" style:family="paragraph" style:parent-style-name="List_20_Paragraph" style:list-style-name="WWNum1">
      <style:paragraph-properties fo:margin-left="0.4925in" fo:margin-right="0in" fo:text-indent="0in" style:auto-text-indent="false"/>
    </style:style>
    <style:style style:name="P58" style:family="paragraph" style:parent-style-name="List_20_Paragraph" style:list-style-name="WWNum11">
      <style:paragraph-properties fo:margin-left="0.9846in" fo:margin-right="0in" fo:text-indent="-0.1965in" style:auto-text-indent="false"/>
      <style:text-properties fo:language="en" fo:country="US"/>
    </style:style>
    <style:style style:name="P59" style:family="paragraph" style:parent-style-name="List_20_Paragraph" style:list-style-name="WWNum29">
      <style:paragraph-properties fo:margin-left="0.2957in" fo:margin-right="0in" fo:text-indent="0in" style:auto-text-indent="false"/>
    </style:style>
    <style:style style:name="P60" style:family="paragraph" style:parent-style-name="List_20_Paragraph" style:list-style-name="WWNum13">
      <style:paragraph-properties fo:margin-left="0.9846in" fo:margin-right="0in" fo:text-indent="-0.2201in" style:auto-text-indent="false"/>
      <style:text-properties fo:language="en" fo:country="US"/>
    </style:style>
    <style:style style:name="P61" style:family="paragraph" style:parent-style-name="No_20_Spacing" style:list-style-name="WWNum30">
      <style:text-properties fo:language="en" fo:country="US"/>
    </style:style>
    <style:style style:name="P62" style:family="paragraph" style:parent-style-name="No_20_Spacing" style:list-style-name="WWNum15">
      <style:text-properties fo:language="en" fo:country="US"/>
    </style:style>
    <style:style style:name="P63" style:family="paragraph" style:parent-style-name="No_20_Spacing" style:list-style-name="WWNum15"/>
    <style:style style:name="T1" style:family="text">
      <style:text-properties fo:color="#ff0000"/>
    </style:style>
    <style:style style:name="T2" style:family="text">
      <style:text-properties fo:color="#ff0000" fo:language="en" fo:country="US"/>
    </style:style>
    <style:style style:name="T3" style:family="text">
      <style:text-properties fo:color="#ff0000" fo:language="en" fo:country="US" fo:font-weight="bold" style:font-weight-asian="bold"/>
    </style:style>
    <style:style style:name="T4" style:family="text">
      <style:text-properties fo:language="en" fo:country="US"/>
    </style:style>
    <style:style style:name="T5" style:family="text">
      <style:text-properties fo:language="en" fo:country="US" fo:font-weight="bold" style:font-weight-asian="bold"/>
    </style:style>
    <style:style style:name="T6" style:family="text">
      <style:text-properties style:text-position="super 58%"/>
    </style:style>
    <style:style style:name="T7" style:family="text">
      <style:text-properties style:text-position="super 58%" fo:language="en" fo:country="US"/>
    </style:style>
    <style:style style:name="T8" style:family="text">
      <style:text-properties fo:language="bg" fo:country="BG"/>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APPENDIX No. 1</text:p>
      <text:p text:style-name="P3">To Contract For Design And Development Of A Responsive Website </text:p>
      <text:p text:style-name="P3">For Online Orders Of Beauty Products And Multi-Level Scheme Management</text:p>
      <text:p text:style-name="P2"/>
      <text:p text:style-name="P2"/>
      <text:p text:style-name="P2">MARISTA WEB SHOP &amp; CLUB SPECIFICATIONS</text:p>
      <text:p text:style-name="P2">1 language version – English</text:p>
      <text:p text:style-name="P2"/>
      <text:p text:style-name="P2">WEB SYSTEM</text:p>
      <text:p text:style-name="P4"/>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9">Parts</text:p>
          </table:table-cell>
          <table:table-cell table:style-name="Table1.A1" office:value-type="string">
            <text:p text:style-name="P9">Pages </text:p>
          </table:table-cell>
          <table:table-cell table:style-name="Table1.A1" office:value-type="string">
            <text:p text:style-name="P9">Functions</text:p>
          </table:table-cell>
          <table:table-cell table:style-name="Table1.A1" office:value-type="string">
            <text:p text:style-name="P9">Links</text:p>
          </table:table-cell>
        </table:table-row>
        <table:table-row table:style-name="Table1.1">
          <table:table-cell table:style-name="Table1.A2" table:number-rows-spanned="5" office:value-type="string">
            <text:p text:style-name="P11">Presentation</text:p>
            <text:p text:style-name="P11">/based on WordPress (free Content Management System platform)/</text:p>
          </table:table-cell>
          <table:table-cell table:style-name="Table1.A2" office:value-type="string">
            <text:p text:style-name="P10">Home</text:p>
          </table:table-cell>
          <table:table-cell table:style-name="Table1.A2" office:value-type="string">
            <text:list xml:id="list8052101132290870683" text:style-name="WWNum18">
              <text:list-item>
                <text:p text:style-name="P34"><text:s/>presentation</text:p>
              </text:list-item>
            </text:list>
          </table:table-cell>
          <table:table-cell table:style-name="Table1.A2" office:value-type="string">
            <text:p text:style-name="P10">All parts</text:p>
          </table:table-cell>
        </table:table-row>
        <table:table-row table:style-name="Table1.1">
          <table:covered-table-cell/>
          <table:table-cell table:style-name="Table1.B3" office:value-type="string">
            <text:p text:style-name="P10">About us</text:p>
          </table:table-cell>
          <table:table-cell table:style-name="Table1.B3" office:value-type="string">
            <text:list xml:id="list32508368" text:continue-numbering="true" text:style-name="WWNum18">
              <text:list-item>
                <text:p text:style-name="P34"><text:s/>presentation</text:p>
              </text:list-item>
            </text:list>
          </table:table-cell>
          <table:table-cell table:style-name="Table1.B3" office:value-type="string">
            <text:p text:style-name="P10">To Opportunity</text:p>
          </table:table-cell>
        </table:table-row>
        <table:table-row table:style-name="Table1.1">
          <table:covered-table-cell/>
          <table:table-cell table:style-name="Table1.B3" office:value-type="string">
            <text:p text:style-name="P10">Opportunity</text:p>
          </table:table-cell>
          <table:table-cell table:style-name="Table1.B3" office:value-type="string">
            <text:list xml:id="list8464232729416246651" text:style-name="WWNum16">
              <text:list-item>
                <text:p text:style-name="P48">presentation</text:p>
              </text:list-item>
              <text:list-item>
                <text:p text:style-name="P48">invitation to club</text:p>
              </text:list-item>
            </text:list>
          </table:table-cell>
          <table:table-cell table:style-name="Table1.B3" office:value-type="string">
            <text:p text:style-name="P10">To Business model</text:p>
            <text:p text:style-name="P10">To Members benefits</text:p>
          </table:table-cell>
        </table:table-row>
        <table:table-row table:style-name="Table1.1">
          <table:covered-table-cell/>
          <table:table-cell table:style-name="Table1.B3" office:value-type="string">
            <text:p text:style-name="P10">Business Model</text:p>
          </table:table-cell>
          <table:table-cell table:style-name="Table1.B3" office:value-type="string">
            <text:list xml:id="list32507054" text:continue-numbering="true" text:style-name="WWNum16">
              <text:list-item>
                <text:p text:style-name="P48">presentation</text:p>
              </text:list-item>
              <text:list-item>
                <text:p text:style-name="P48">invitation to club</text:p>
              </text:list-item>
            </text:list>
          </table:table-cell>
          <table:table-cell table:style-name="Table1.B3" office:value-type="string">
            <text:p text:style-name="P10">To Members benefits</text:p>
            <text:p text:style-name="P10">To Join the club</text:p>
          </table:table-cell>
        </table:table-row>
        <table:table-row table:style-name="Table1.1">
          <table:covered-table-cell/>
          <table:table-cell table:style-name="Table1.A1" office:value-type="string">
            <text:p text:style-name="P10">Members Benefits</text:p>
          </table:table-cell>
          <table:table-cell table:style-name="Table1.A1" office:value-type="string">
            <text:list xml:id="list32531484" text:continue-numbering="true" text:style-name="WWNum16">
              <text:list-item>
                <text:p text:style-name="P48">presentation</text:p>
              </text:list-item>
              <text:list-item>
                <text:p text:style-name="P48">invitation to club</text:p>
              </text:list-item>
            </text:list>
          </table:table-cell>
          <table:table-cell table:style-name="Table1.A1" office:value-type="string">
            <text:p text:style-name="P10">To Join the club</text:p>
          </table:table-cell>
        </table:table-row>
        <table:table-row table:style-name="Table1.1">
          <table:table-cell table:style-name="Table1.A2" office:value-type="string">
            <text:p text:style-name="P11"/>
          </table:table-cell>
          <table:table-cell table:style-name="Table1.A2" office:value-type="string">
            <text:p text:style-name="P12">Join the Club </text:p>
          </table:table-cell>
          <table:table-cell table:style-name="Table1.A2" office:value-type="string">
            <text:list xml:id="list32503856" text:continue-numbering="true" text:style-name="WWNum16">
              <text:list-item>
                <text:p text:style-name="P48">page with downloadable documents (contract, other)</text:p>
              </text:list-item>
            </text:list>
            <text:p text:style-name="P25"/>
          </table:table-cell>
          <table:table-cell table:style-name="Table1.A2" office:value-type="string">
            <text:p text:style-name="P10">No links</text:p>
          </table:table-cell>
        </table:table-row>
        <table:table-row table:style-name="Table1.1">
          <table:table-cell table:style-name="Table1.A2" table:number-rows-spanned="5" office:value-type="string">
            <text:p text:style-name="P9">E-shop</text:p>
            <text:p text:style-name="P9">/custom platform/ <text:s/></text:p>
          </table:table-cell>
          <table:table-cell table:style-name="Table1.A2" office:value-type="string">
            <text:p text:style-name="P6">Home</text:p>
          </table:table-cell>
          <table:table-cell table:style-name="Table1.A2" office:value-type="string">
            <text:list xml:id="list32505227" text:continue-numbering="true" text:style-name="WWNum16">
              <text:list-item>
                <text:p text:style-name="P50">thumbnails 25 products</text:p>
              </text:list-item>
              <text:list-item>
                <text:p text:style-name="P50">filter product by line &amp; categories</text:p>
              </text:list-item>
              <text:list-item>
                <text:p text:style-name="P50">2 prices option</text:p>
              </text:list-item>
              <text:list-item>
                <text:p text:style-name="P50">add to cart button</text:p>
              </text:list-item>
            </text:list>
          </table:table-cell>
          <table:table-cell table:style-name="Table1.A2" office:value-type="string">
            <text:p text:style-name="P6">To Product pages</text:p>
          </table:table-cell>
        </table:table-row>
        <table:table-row table:style-name="Table1.1">
          <table:covered-table-cell/>
          <table:table-cell table:style-name="Table1.B3" office:value-type="string">
            <text:p text:style-name="P10">Product pages</text:p>
          </table:table-cell>
          <table:table-cell table:style-name="Table1.B3" office:value-type="string">
            <text:list xml:id="list6253920676449487977" text:style-name="WWNum17">
              <text:list-item>
                <text:p text:style-name="P49">product photo &amp; description</text:p>
              </text:list-item>
              <text:list-item>
                <text:p text:style-name="P49">add to cart button</text:p>
              </text:list-item>
              <text:list-item>
                <text:p text:style-name="P49">related products slider</text:p>
              </text:list-item>
            </text:list>
          </table:table-cell>
          <table:table-cell table:style-name="Table1.B3" office:value-type="string">
            <text:p text:style-name="P10">To Cart</text:p>
          </table:table-cell>
        </table:table-row>
        <table:table-row table:style-name="Table1.1">
          <table:covered-table-cell/>
          <table:table-cell table:style-name="Table1.B3" office:value-type="string">
            <text:p text:style-name="P6">Cart</text:p>
          </table:table-cell>
          <table:table-cell table:style-name="Table1.B3" office:value-type="string">
            <text:list xml:id="list9072395279758607737" text:style-name="WWNum19">
              <text:list-item>
                <text:p text:style-name="P52">purchased products list (image, name, items, price)</text:p>
              </text:list-item>
              <text:list-item>
                <text:p text:style-name="P52">calculate total purchase</text:p>
              </text:list-item>
              <text:list-item>
                <text:p text:style-name="P53">calculate coupon discount</text:p>
              </text:list-item>
              <text:list-item>
                <text:p text:style-name="P52">calculate shipping costs</text:p>
              </text:list-item>
              <text:list-item>
                <text:p text:style-name="P52">calculate total cost</text:p>
              </text:list-item>
              <text:list-item>
                <text:p text:style-name="P52">confirm order button</text:p>
              </text:list-item>
            </text:list>
          </table:table-cell>
          <table:table-cell table:style-name="Table1.B3" office:value-type="string">
            <text:p text:style-name="P6">To Checkout</text:p>
          </table:table-cell>
        </table:table-row>
        <table:table-row table:style-name="Table1.1">
          <table:covered-table-cell/>
          <table:table-cell table:style-name="Table1.B3" office:value-type="string">
            <text:p text:style-name="P6">Checkout</text:p>
          </table:table-cell>
          <table:table-cell table:style-name="Table1.B3" office:value-type="string">
            <text:list xml:id="list487556125782540253" text:style-name="WWNum20">
              <text:list-item>
                <text:p text:style-name="P39">registration (name, mail, home &amp; shipping addresses)</text:p>
              </text:list-item>
              <text:list-item>
                <text:p text:style-name="P42">Already registered</text:p>
              </text:list-item>
              <text:list-item>
                <text:p text:style-name="P42">Club member benefits</text:p>
              </text:list-item>
              <text:list-item>
                <text:p text:style-name="P39">payment (PayPal, credit cards)</text:p>
              </text:list-item>
              <text:list-item>
                <text:p text:style-name="P39">confirm payment button</text:p>
              </text:list-item>
            </text:list>
          </table:table-cell>
          <table:table-cell table:style-name="Table1.B3" office:value-type="string">
            <text:p text:style-name="P7"/>
            <text:p text:style-name="P13">To E-shop Customer profile</text:p>
            <text:p text:style-name="P8"/>
            <text:p text:style-name="P8"/>
          </table:table-cell>
        </table:table-row>
        <table:table-row table:style-name="Table1.1">
          <table:covered-table-cell/>
          <table:table-cell table:style-name="Table1.A1" office:value-type="string">
            <text:p text:style-name="P14">E-shop Customer <text:soft-page-break/>profile</text:p>
          </table:table-cell>
          <table:table-cell table:style-name="Table1.A1" office:value-type="string">
            <text:list xml:id="list6176961777265014611" text:style-name="WWNum21">
              <text:list-item>
                <text:p text:style-name="P43">order status (shipped)</text:p>
              </text:list-item>
              <text:list-item>
                <text:p text:style-name="P43"><text:soft-page-break/>history of orders</text:p>
              </text:list-item>
              <text:list-item>
                <text:p text:style-name="P43">profile ((name, mail, home &amp; shipping addresses))</text:p>
              </text:list-item>
            </text:list>
          </table:table-cell>
          <table:table-cell table:style-name="Table1.A1" office:value-type="string">
            <text:p text:style-name="P14">To Checkout</text:p>
          </table:table-cell>
        </table:table-row>
        <table:table-row table:style-name="Table1.1">
          <table:table-cell table:style-name="Table1.A2" office:value-type="string">
            <text:p text:style-name="P9"/>
          </table:table-cell>
          <table:table-cell table:style-name="Table1.A2" office:value-type="string">
            <text:p text:style-name="P13">Payment&amp;Shipping policy</text:p>
          </table:table-cell>
          <table:table-cell table:style-name="Table1.A2" office:value-type="string">
            <text:list xml:id="list32530094" text:continue-list="list32505227" text:style-name="WWNum16">
              <text:list-item>
                <text:p text:style-name="P51">presentation</text:p>
              </text:list-item>
            </text:list>
          </table:table-cell>
          <table:table-cell table:style-name="Table1.A2" office:value-type="string">
            <text:p text:style-name="P14">No links</text:p>
          </table:table-cell>
        </table:table-row>
        <table:table-row table:style-name="Table1.1">
          <table:table-cell table:style-name="Table1.A2" office:value-type="string">
            <text:p text:style-name="P9"/>
          </table:table-cell>
          <table:table-cell table:style-name="Table1.A2" office:value-type="string">
            <text:p text:style-name="P14">Terms of Use Policy</text:p>
          </table:table-cell>
          <table:table-cell table:style-name="Table1.A2" office:value-type="string">
            <text:list xml:id="list32507360" text:continue-numbering="true" text:style-name="WWNum16">
              <text:list-item>
                <text:p text:style-name="P51">presentation </text:p>
              </text:list-item>
            </text:list>
          </table:table-cell>
          <table:table-cell table:style-name="Table1.A2" office:value-type="string">
            <text:p text:style-name="P14">No links</text:p>
          </table:table-cell>
        </table:table-row>
        <table:table-row table:style-name="Table1.1">
          <table:table-cell table:style-name="Table1.A2" office:value-type="string">
            <text:p text:style-name="P9">Back office</text:p>
          </table:table-cell>
          <table:table-cell table:style-name="Table1.A2" office:value-type="string">
            <text:p text:style-name="P7"/>
          </table:table-cell>
          <table:table-cell table:style-name="Table1.A2" office:value-type="string">
            <text:p text:style-name="P7"/>
          </table:table-cell>
          <table:table-cell table:style-name="Table1.A2" office:value-type="string">
            <text:p text:style-name="P7"/>
          </table:table-cell>
        </table:table-row>
        <table:table-row table:style-name="Table1.1">
          <table:table-cell table:style-name="Table1.B3" table:number-rows-spanned="5" office:value-type="string">
            <text:p text:style-name="P9">BP - Brand promoter </text:p>
          </table:table-cell>
          <table:table-cell table:style-name="Table1.B3" office:value-type="string">
            <text:p text:style-name="P6">My profile</text:p>
          </table:table-cell>
          <table:table-cell table:style-name="Table1.B3" office:value-type="string">
            <text:list xml:id="list32511470" text:continue-list="list487556125782540253" text:style-name="WWNum20">
              <text:list-item>
                <text:p text:style-name="P45">registration (name, mail, home address, referent)</text:p>
              </text:list-item>
              <text:list-item>
                <text:p text:style-name="P45">registration (PayPal account)</text:p>
              </text:list-item>
              <text:list-item>
                <text:p text:style-name="P45">documents download &amp; upload </text:p>
              </text:list-item>
              <text:list-item>
                <text:p text:style-name="P45">my leader (referent) contacts</text:p>
              </text:list-item>
              <text:list-item>
                <text:p text:style-name="P45">orders history for the last 3 previous months</text:p>
              </text:list-item>
              <text:list-item>
                <text:p text:style-name="P45">1<text:span text:style-name="T6">st</text:span> level results for the last 3 previous months</text:p>
              </text:list-item>
              <text:list-item>
                <text:p text:style-name="P45">bonus history (from the beginning)</text:p>
              </text:list-item>
              <text:list-item>
                <text:p text:style-name="P45">yearly income form</text:p>
              </text:list-item>
            </text:list>
          </table:table-cell>
          <table:table-cell table:style-name="Table1.B3" office:value-type="string">
            <text:p text:style-name="P6">To/From Marista BP admin</text:p>
          </table:table-cell>
        </table:table-row>
        <table:table-row table:style-name="Table1.1">
          <table:covered-table-cell/>
          <table:table-cell table:style-name="Table1.B3" office:value-type="string">
            <text:p text:style-name="P10">Coupon generator</text:p>
          </table:table-cell>
          <table:table-cell table:style-name="Table1.B3" office:value-type="string">
            <text:list xml:id="list6463249592904849115" text:style-name="WWNum22">
              <text:list-item>
                <text:p text:style-name="P35">generate: unique number:</text:p>
                <text:list>
                  <text:list-item>
                    <text:p text:style-name="P54">product item, series or all</text:p>
                  </text:list-item>
                  <text:list-item>
                    <text:p text:style-name="P54">discount 0-23%</text:p>
                  </text:list-item>
                  <text:list-item>
                    <text:p text:style-name="P54">expiration</text:p>
                  </text:list-item>
                  <text:list-item>
                    <text:p text:style-name="P54">BP info</text:p>
                  </text:list-item>
                </text:list>
              </text:list-item>
              <text:list-item>
                <text:p text:style-name="P35">link to E-shop</text:p>
              </text:list-item>
              <text:list-item>
                <text:p text:style-name="P35">send (mail form)</text:p>
              </text:list-item>
            </text:list>
          </table:table-cell>
          <table:table-cell table:style-name="Table1.B3" office:value-type="string">
            <text:p text:style-name="P10">To checkout (check coupon before calculating discount)</text:p>
          </table:table-cell>
        </table:table-row>
        <table:table-row table:style-name="Table1.1">
          <table:covered-table-cell/>
          <table:table-cell table:style-name="Table1.B3" office:value-type="string">
            <text:p text:style-name="P15">My team</text:p>
          </table:table-cell>
          <table:table-cell table:style-name="Table1.B3" office:value-type="string">
            <text:list xml:id="list1533742980130921840" text:style-name="WWNum23">
              <text:list-item>
                <text:p text:style-name="P47">My results (sales &amp; bonuses)</text:p>
              </text:list-item>
              <text:list-item>
                <text:p text:style-name="P47">My team results (sales &amp; bonuses) &amp; e-mail contacts</text:p>
              </text:list-item>
              <text:list-item>
                <text:p text:style-name="P47">My customers detailed orders &amp; e-mail contacts</text:p>
              </text:list-item>
            </text:list>
          </table:table-cell>
          <table:table-cell table:style-name="Table1.B3" office:value-type="string">
            <text:p text:style-name="P15">From database (bonus calculators)</text:p>
          </table:table-cell>
        </table:table-row>
        <table:table-row table:style-name="Table1.1">
          <table:covered-table-cell/>
          <table:table-cell table:style-name="Table1.B3" office:value-type="string">
            <text:p text:style-name="P10">Chat rooms</text:p>
          </table:table-cell>
          <table:table-cell table:style-name="Table1.B3" office:value-type="string">
            <text:list xml:id="list8858541138097733794" text:style-name="WWNum28">
              <text:list-item>
                <text:p text:style-name="P36">messages with my leader</text:p>
              </text:list-item>
              <text:list-item>
                <text:p text:style-name="P36">messages with my team (1<text:span text:style-name="T6">st</text:span> level)</text:p>
              </text:list-item>
              <text:list-item>
                <text:p text:style-name="P36">option to save as TXT, PDF</text:p>
              </text:list-item>
              <text:list-item>
                <text:p text:style-name="P36">option to attach files</text:p>
              </text:list-item>
            </text:list>
          </table:table-cell>
          <table:table-cell table:style-name="Table1.B3" office:value-type="string">
            <text:p text:style-name="P7"/>
          </table:table-cell>
        </table:table-row>
        <table:table-row table:style-name="Table1.1">
          <table:covered-table-cell/>
          <table:table-cell table:style-name="Table1.B3" office:value-type="string">
            <text:p text:style-name="P10">Marketing materials</text:p>
          </table:table-cell>
          <table:table-cell table:style-name="Table1.B3" office:value-type="string">
            <text:p text:style-name="P10">Folder with documents, info &amp; ad materials</text:p>
          </table:table-cell>
          <table:table-cell table:style-name="Table1.B3" office:value-type="string">
            <text:p text:style-name="P10">From Marista BP admin</text:p>
          </table:table-cell>
        </table:table-row>
        <table:table-row table:style-name="Table1.1">
          <table:table-cell table:style-name="Table1.B3" table:number-rows-spanned="4" office:value-type="string">
            <text:p text:style-name="P9">Head- office</text:p>
            <text:p text:style-name="P9">Marista admin</text:p>
          </table:table-cell>
          <table:table-cell table:style-name="Table1.B3" office:value-type="string">
            <text:p text:style-name="P10">Product admin</text:p>
          </table:table-cell>
          <table:table-cell table:style-name="Table1.B3" office:value-type="string">
            <text:list xml:id="list8069749393232079058" text:style-name="WWNum24">
              <text:list-item>
                <text:p text:style-name="P37">image, description, category for filter</text:p>
              </text:list-item>
              <text:list-item>
                <text:p text:style-name="P37">prices (regular &amp; promotional) </text:p>
              </text:list-item>
              <text:list-item>
                <text:p text:style-name="P37">availability (signal &lt;20%) </text:p>
              </text:list-item>
            </text:list>
          </table:table-cell>
          <table:table-cell table:style-name="Table1.B3" office:value-type="string">
            <text:p text:style-name="P10">To E-shop Home</text:p>
            <text:p text:style-name="P10">To E-shop Product pages</text:p>
          </table:table-cell>
        </table:table-row>
        <table:table-row table:style-name="Table1.1">
          <table:covered-table-cell/>
          <table:table-cell table:style-name="Table1.B3" office:value-type="string">
            <text:p text:style-name="P6">Brand promoters admin</text:p>
          </table:table-cell>
          <table:table-cell table:style-name="Table1.B3" office:value-type="string">
            <text:list xml:id="list5770941858362483656" text:style-name="WWNum25">
              <text:list-item>
                <text:p text:style-name="P46">request/approved registration – e-mail sent with back office log in info</text:p>
              </text:list-item>
              <text:list-item>
                <text:p text:style-name="P46">active/inactive status, monthly bonuses status</text:p>
              </text:list-item>
              <text:list-item>
                <text:p text:style-name="P46">mail form to filtered BP <text:s/></text:p>
              </text:list-item>
              <text:list-item>
                <text:p text:style-name="P46">coupon forms</text:p>
              </text:list-item>
              <text:list-item>
                <text:p text:style-name="P38"><text:soft-page-break/>upload info &amp; ad materials</text:p>
              </text:list-item>
            </text:list>
          </table:table-cell>
          <table:table-cell table:style-name="Table1.B3" office:value-type="string">
            <text:p text:style-name="P6">To BP My profile</text:p>
            <text:p text:style-name="P6">To PayPal out</text:p>
            <text:p text:style-name="P6">To Coupon generator</text:p>
            <text:p text:style-name="P6">To Marketing materials</text:p>
          </table:table-cell>
        </table:table-row>
        <table:table-row table:style-name="Table1.1">
          <table:covered-table-cell/>
          <table:table-cell table:style-name="Table1.B3" office:value-type="string">
            <text:p text:style-name="P6">Order management</text:p>
          </table:table-cell>
          <table:table-cell table:style-name="Table1.B3" office:value-type="string">
            <text:list xml:id="list4657239735162307265" text:style-name="WWNum26">
              <text:list-item>
                <text:p text:style-name="P40">list of orders incl. status</text:p>
              </text:list-item>
              <text:list-item>
                <text:p text:style-name="P40">generate order’s Invoice</text:p>
              </text:list-item>
              <text:list-item>
                <text:p text:style-name="P40">generate shipping label</text:p>
              </text:list-item>
              <text:list-item>
                <text:p text:style-name="P44">generate e-mail; with tracking info</text:p>
              </text:list-item>
            </text:list>
            <text:p text:style-name="P16"/>
          </table:table-cell>
          <table:table-cell table:style-name="Table1.B3" office:value-type="string">
            <text:p text:style-name="P6">From Checkout</text:p>
            <text:p text:style-name="P6">To Product admin availability</text:p>
            <text:p text:style-name="P6">To E-shop My profile order status (shipped)</text:p>
          </table:table-cell>
        </table:table-row>
        <table:table-row table:style-name="Table1.1">
          <table:covered-table-cell/>
          <table:table-cell table:style-name="Table1.B3" office:value-type="string">
            <text:p text:style-name="P6">Monthly reports</text:p>
          </table:table-cell>
          <table:table-cell table:style-name="Table1.B3" office:value-type="string">
            <text:list xml:id="list7754312457545024621" text:style-name="WWNum27">
              <text:list-item>
                <text:p text:style-name="P41">sold products </text:p>
              </text:list-item>
              <text:list-item>
                <text:p text:style-name="P41">BP bonuses</text:p>
              </text:list-item>
              <text:list-item>
                <text:p text:style-name="P41">invoices </text:p>
              </text:list-item>
            </text:list>
          </table:table-cell>
          <table:table-cell table:style-name="Table1.B3" office:value-type="string">
            <text:p text:style-name="P6">Export to CSV</text:p>
            <text:p text:style-name="P6">Export to PayPal</text:p>
            <text:p text:style-name="P6">To BP admin</text:p>
            <text:p text:style-name="P6">Export to Microinvest</text:p>
          </table:table-cell>
        </table:table-row>
      </table:table>
      <text:p text:style-name="P4"/>
      <text:p text:style-name="P4">Инсталация</text:p>
      <text:p text:style-name="P4">пейпал</text:p>
      <text:p text:style-name="P4">Поща </text:p>
      <text:p text:style-name="P5">MLM <text:span text:style-name="T8">снаждане</text:span></text:p>
      <text:p text:style-name="P4">тестване и корекции</text:p>
      <text:p text:style-name="P4">1<text:span text:style-name="T4">4</text:span></text:p>
      <text:p text:style-name="P2">ROLES &amp; EVENTS</text:p>
      <text:p text:style-name="P1"/>
      <text:list xml:id="list7722738643837010777" text:style-name="WWNum1">
        <text:list-item>
          <text:p text:style-name="P55">Customer in E-shop:</text:p>
          <text:list>
            <text:list-item>
              <text:p text:style-name="P56">if uses coupon – order’s net EUR goes to personal Business Volume of Brand Promoter who generated coupon</text:p>
            </text:list-item>
            <text:list-item>
              <text:p text:style-name="P56">if no coupon - order’s net EUR goes to personal Business Volume of random chosen Brand Promoter (customer’s country the highest level BP – could be his future referent - leader)</text:p>
            </text:list-item>
          </text:list>
        </text:list-item>
      </text:list>
      <text:p text:style-name="P17"/>
      <text:list xml:id="list32531605" text:continue-numbering="true" text:style-name="WWNum1">
        <text:list-item>
          <text:p text:style-name="P27">Brand Promoter</text:p>
          <text:list>
            <text:list-item>
              <text:p text:style-name="P57"><text:span text:style-name="T3">if registration is approved, e-mail with link to the Back office is sent. Enters PayPal info for bonus payments and after that enters Back office</text:span><text:span text:style-name="T4">.</text:span></text:p>
            </text:list-item>
            <text:list-item>
              <text:p text:style-name="P57"><text:span text:style-name="T5">active</text:span><text:span text:style-name="T4"> when made minimal order net EUR</text:span></text:p>
            </text:list-item>
          </text:list>
        </text:list-item>
      </text:list>
      <text:p text:style-name="P17"/>
      <text:list xml:id="list5771368541940452244" text:style-name="WWNum29">
        <text:list-item>
          <text:list>
            <text:list-item>
              <text:p text:style-name="P28"><text:span text:style-name="T5">Junior Brand promoter</text:span><text:span text:style-name="T4"> – has less than 4 active BP in his team (lower level)</text:span></text:p>
            </text:list-item>
          </text:list>
        </text:list-item>
      </text:list>
      <text:list xml:id="list4586952106856435602" text:style-name="WWNum11">
        <text:list-item>
          <text:list>
            <text:list-item>
              <text:list>
                <text:list-item>
                  <text:p text:style-name="P58">has upper level Senior BP or Brand Network Manager (first level upon Club, based on country of registration)</text:p>
                </text:list-item>
                <text:list-item>
                  <text:p text:style-name="P58">has right to generate coupons </text:p>
                </text:list-item>
              </text:list>
            </text:list-item>
          </text:list>
        </text:list-item>
      </text:list>
      <text:list xml:id="list3436522186757918120" text:style-name="WWNum12">
        <text:list-item>
          <text:list>
            <text:list-item>
              <text:p text:style-name="P29">receives 30% discount from E-shop prices – BP prices</text:p>
            </text:list-item>
          </text:list>
        </text:list-item>
      </text:list>
      <text:list xml:id="list32509223" text:continue-list="list4586952106856435602" text:style-name="WWNum11">
        <text:list-item>
          <text:list>
            <text:list-item>
              <text:list>
                <text:list-item>
                  <text:p text:style-name="P58">orders net made with his coupons go to his personal Business Volume</text:p>
                </text:list-item>
                <text:list-item>
                  <text:p text:style-name="P58"><text:soft-page-break/>receives sales bonus on all sales made with his coupons (difference in net sales prices and net BP prices.</text:p>
                </text:list-item>
              </text:list>
            </text:list-item>
          </text:list>
        </text:list-item>
      </text:list>
      <text:p text:style-name="P18"/>
      <text:list xml:id="list32531229" text:continue-list="list5771368541940452244" text:style-name="WWNum29">
        <text:list-item>
          <text:list>
            <text:list-item>
              <text:p text:style-name="P28"><text:span text:style-name="T5">Senior Brand promoter</text:span><text:span text:style-name="T4"> – minimum 4 active BP in his team (lower level)</text:span></text:p>
            </text:list-item>
          </text:list>
        </text:list-item>
      </text:list>
      <text:list xml:id="list32508585" text:continue-list="list3436522186757918120" text:style-name="WWNum12">
        <text:list-item>
          <text:list>
            <text:list-item>
              <text:p text:style-name="P29">has upper level Senior BP or Brand Network Manager (first level upon Club, based on country of registration)</text:p>
            </text:list-item>
            <text:list-item>
              <text:p text:style-name="P29">has right to generate coupons </text:p>
            </text:list-item>
            <text:list-item>
              <text:p text:style-name="P29">receives 30% discount from E-shop prices – BP prices</text:p>
            </text:list-item>
            <text:list-item>
              <text:p text:style-name="P29">orders net made with his coupons go to his personal Business Volume</text:p>
            </text:list-item>
            <text:list-item>
              <text:p text:style-name="P29">receives sales bonus on all sales made with his coupons (difference in net sales prices and net BP prices.</text:p>
            </text:list-item>
            <text:list-item>
              <text:p text:style-name="P29">receives % commission on his personal Business Volume (scale 0-24%)</text:p>
            </text:list-item>
            <text:list-item>
              <text:p text:style-name="P29">receives bonus (difference in % commission) on Business Volume of his active Brand promoters (lower level / scale 0-24%)</text:p>
            </text:list-item>
          </text:list>
        </text:list-item>
      </text:list>
      <text:list xml:id="list32509546" text:continue-list="list32531229" text:style-name="WWNum29">
        <text:list-item>
          <text:list>
            <text:list-item>
              <text:p text:style-name="P59"><text:span text:style-name="T5">Brand Network Manager</text:span><text:span text:style-name="T4"> – when reaches 24% bonus at the end of the month</text:span></text:p>
            </text:list-item>
          </text:list>
        </text:list-item>
      </text:list>
      <text:list xml:id="list8182411350954287081" text:style-name="WWNum13">
        <text:list-item>
          <text:list>
            <text:list-item>
              <text:list>
                <text:list-item>
                  <text:p text:style-name="P60">his upper level is Club.</text:p>
                </text:list-item>
                <text:list-item>
                  <text:p text:style-name="P60">new customers can be signed in his first level randomly </text:p>
                </text:list-item>
              </text:list>
            </text:list-item>
            <text:list-item>
              <text:p text:style-name="P30">has right to generate coupons </text:p>
            </text:list-item>
          </text:list>
        </text:list-item>
      </text:list>
      <text:list xml:id="list32534503" text:continue-list="list32508585" text:style-name="WWNum12">
        <text:list-item>
          <text:list>
            <text:list-item>
              <text:p text:style-name="P29">receives 30% discount from E-shop prices – BP prices</text:p>
            </text:list-item>
          </text:list>
        </text:list-item>
      </text:list>
      <text:list xml:id="list32518508" text:continue-list="list8182411350954287081" text:style-name="WWNum13">
        <text:list-item>
          <text:list>
            <text:list-item>
              <text:p text:style-name="P30">orders net made with his coupons go to his personal Business Volume</text:p>
            </text:list-item>
            <text:list-item>
              <text:p text:style-name="P30">receives % commission on his personal Business Volume (scale 0-24%) </text:p>
            </text:list-item>
            <text:list-item>
              <text:p text:style-name="P30">receives sales bonus on all sales made with his coupons (difference in net sales prices and net BP prices.</text:p>
            </text:list-item>
            <text:list-item>
              <text:p text:style-name="P30">receives bonus (difference in % commission) oh Business Volume of his active Brand promoters (lower level / scale 0-24%)</text:p>
              <text:list>
                <text:list-item>
                  <text:p text:style-name="P60">receives % bonus based on the Business Volume of BP who are “spin offs” from his first level (scale 1-5%)</text:p>
                </text:list-item>
              </text:list>
            </text:list-item>
          </text:list>
        </text:list-item>
      </text:list>
      <text:p text:style-name="P20">Spin off: </text:p>
      <text:p text:style-name="P19">Senior Brand Promoter becomes Brand Network Manager and his team goes directly under Club (new upper level)</text:p>
      <text:p text:style-name="P22"/>
      <text:p text:style-name="P20">Team rules:</text:p>
      <text:list xml:id="list153513112729527345" text:style-name="WWNum30">
        <text:list-item>
          <text:p text:style-name="P61">Junior Brand Promoter – if has referent (Brand Promoter), he is registered in his 1st level. If no referent, he is registered in the 1st level of randomly selected Brand Network Manager from the same country.</text:p>
        </text:list-item>
      </text:list>
      <text:list xml:id="list4999614348568670153" text:style-name="WWNum4">
        <text:list-item>
          <text:p text:style-name="P31">Senior Brand Promoter – has at least 4 active BP on his 1st level. </text:p>
        </text:list-item>
        <text:list-item>
          <text:p text:style-name="P31"><text:soft-page-break/>Brand Network Manager – Senior Brand Promoter who has reached 24% bonus at the end of the month</text:p>
        </text:list-item>
        <text:list-item>
          <text:p text:style-name="P31">Club – admin profile</text:p>
        </text:list-item>
      </text:list>
      <text:p text:style-name="P20"/>
      <text:p text:style-name="P20"/>
      <text:p text:style-name="P20">Rewards rules:</text:p>
      <text:list xml:id="list1107671067895926929" text:style-name="WWNum15">
        <text:list-item>
          <text:p text:style-name="P62">Business Volume is the amount of orders net (30% discounted E-shop prices, excl. VAT)</text:p>
        </text:list-item>
        <text:list-item>
          <text:p text:style-name="P62">all commissions, bonuses and incentives are calculated on every order (business volume) – BP can see them any time.</text:p>
        </text:list-item>
        <text:list-item>
          <text:p text:style-name="P62">all commissions, bonuses and incentives are monthly based – at the beginning of new month Business volume is 0 for every BP and status in “non active”.</text:p>
        </text:list-item>
        <text:list-item>
          <text:p text:style-name="P62">Every Junior Brand Promoter can see details of his orders and bonuses, which he has in recent and previous months</text:p>
        </text:list-item>
        <text:list-item>
          <text:p text:style-name="P63"><text:span text:style-name="T4">Every Senior Brand Promoter can see details of his orders and bonuses and summary of his team (1</text:span><text:span text:style-name="T7">st</text:span><text:span text:style-name="T4"> lower level) orders and bonuses in recent and previous months.</text:span></text:p>
        </text:list-item>
      </text:list>
      <text:p text:style-name="P21"/>
      <text:p text:style-name="P20">Reward Calculations (Mira’s excel file):</text:p>
      <text:list xml:id="list8525302722929837" text:style-name="WWNum14">
        <text:list-item>
          <text:p text:style-name="P32">check if minimal order is reached by BP – activate status Active BP</text:p>
        </text:list-item>
        <text:list-item>
          <text:p text:style-name="P33"><text:span text:style-name="T4">check if there are 4 active BP on 1</text:span><text:span text:style-name="T7">st</text:span><text:span text:style-name="T4"> lower level upon BP – activate bonus scale 4-24%</text:span></text:p>
        </text:list-item>
        <text:list-item>
          <text:p text:style-name="P32">check if BP from lower level in SBP team reached 24% bonus – spin off, activate incentive scale 1-5%</text:p>
        </text:list-item>
      </text:list>
      <text:p text:style-name="P22"/>
      <text:p text:style-name="P23"><text:span text:style-name="T2">The completed system will contain all the functions described here and other functions </text:span><text:span text:style-name="T1">indispensable</text:span><text:span text:style-name="T2"> to fulfill the inte</text:span><text:bookmark text:name="_GoBack"/><text:span text:style-name="T2">nded purpose - a properly functioning and user-friendly system. </text:span><text:span text:style-name="T1">Total additional work for indispensable functions or amended functions at the CLIENT’s request is limited to 5% of the total work.</text:span></text:p>
      <text:p text:style-name="P24">Завършената система ще съдържа всички тук описани функции и други функции, абсолютно необходими за изпълнение на планираната цел – правилно работеща и удобна за ползване от потребителя система. Съвкупната допълнителна работа за абсолютно необходими или изменени по искане на Възложителя функции, е ограничена до 5% от общата работа.</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Segoe UI" svg:font-family="'Segoe U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7%"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in" fo:margin-bottom="0.111in" fo:line-height="107%" fo:hyphenation-ladder-count="no-limit" style:text-autospace="ideograph-alpha" style:punctuation-wrap="hanging" style:line-break="strict" style:tab-stop-distance="0.5in" style:writing-mode="lr-tb"/>
      <style:text-properties style:use-window-font-color="true" style:font-name="Calibri" fo:font-size="11pt" fo:language="en" fo:country="GB"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in" fo:margin-bottom="0in" fo:line-height="100%"/>
      <style:text-properties style:font-name="Segoe UI" fo:font-size="9pt" style:font-size-asian="9pt" style:font-name-complex="Segoe UI1" style:font-size-complex="9pt"/>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Изнесен_20_текст_20_Знак" style:display-name="Изнесен текст Знак" style:family="text" style:parent-style-name="Default_20_Paragraph_20_Font">
      <style:text-properties style:font-name="Segoe UI" fo:font-size="9pt" style:font-size-asian="9pt" style:font-name-complex="Segoe UI1" style:font-size-complex="9pt"/>
    </style:style>
    <style:style style:name="ListLabel_20_1" style:display-name="ListLabel 1" style:family="text">
      <style:text-properties style:font-name-complex="Courier New1"/>
    </style:style>
    <style:style style:name="ListLabel_20_2" style:display-name="ListLabel 2" style:family="text">
      <style:text-properties style:font-name-complex="Calibri1"/>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style:num-suffix="" text:bullet-char="">
        <style:list-level-properties text:list-level-position-and-space-mode="label-alignment">
          <style:list-level-label-alignment text:label-followed-by="listtab" fo:text-indent="-0.1252in" fo:margin-left="1.5in"/>
        </style:list-level-properties>
        <style:text-properties style:font-name="Symbol"/>
      </text:list-level-style-bullet>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346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9346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4346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346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4346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2.9346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346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9346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4346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453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3" style:num-suffix="." style:num-format="1" text:start-value="2">
        <style:list-level-properties text:list-level-position-and-space-mode="label-alignment">
          <style:list-level-label-alignment text:label-followed-by="listtab" fo:text-indent="-0.25in" fo:margin-left="0.25in"/>
        </style:list-level-properties>
      </text:list-level-style-number>
      <text:list-level-style-number text:level="2" text:style-name="ListLabel_20_3" style:num-suffix="."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3" style:num-suffix="."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3" style:num-suffix="."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3" style:num-suffix="."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3" style:num-suffix="."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3" style:num-suffix="."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3" style:num-suffix="."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6898in" fo:margin-bottom="1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ada</meta:initial-creator>
    <dc:creator>alexander konstantinov</dc:creator>
    <meta:editing-cycles>12</meta:editing-cycles>
    <meta:print-date>2017-04-18T11:34:00</meta:print-date>
    <meta:creation-date>2017-12-07T11:06:00</meta:creation-date>
    <dc:date>2018-01-30T12:32:25.12</dc:date>
    <meta:editing-duration>PT11H16M12S</meta:editing-duration>
    <meta:generator>OpenOffice/4.1.4$Win32 OpenOffice.org_project/414m5$Build-9788</meta:generator>
    <meta:document-statistic meta:table-count="1" meta:image-count="0" meta:object-count="0" meta:page-count="5" meta:paragraph-count="198" meta:word-count="1351" meta:character-count="765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